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25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25-07-24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25-03-1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25-01-16 2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24-10-15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24-07-19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24-03-21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24-01-1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23-10-13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23-06-20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23-03-15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23-01-18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22-10-2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22-05-12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22-02-09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21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21-06-30 0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21-03-10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20-11-10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20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20-02-1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19-07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19-04-15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19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18-12-26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18-03-1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17-03-31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16-11-08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16-03-17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15-03-26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14-11-0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14-03-27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1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12-11-0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11-12-09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10-11-05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09-11-16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09-03-12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08-11-14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08-03-19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07-11-0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07-03-08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06-11-02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06-03-16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05-11-10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05-03-03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04-11-10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04-07-01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04-03-03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03-11-19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03-04-02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02-11-26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02-05-29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01-11-05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01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00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00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2000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99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99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99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98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98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97-09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97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95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95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94-1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94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94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93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93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93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91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91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91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90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90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89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89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89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88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88-08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88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88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87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87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87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86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86-0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85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85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85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84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84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84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84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84-0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83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83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83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83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83-0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82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82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82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82-0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81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81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81-05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81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80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80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80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80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79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79-08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79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79-0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78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78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78-0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77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77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77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76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76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76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76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76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76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76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75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75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75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75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74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74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74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74-0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73-1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72-1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72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72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72-0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71-1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71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71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70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70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69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69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69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68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68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68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255</text:p>
          </table:table-cell>
          <table:table-cell office:value-type="string" calcext:value-type="string">
            <text:p>01S/45E-21BCA</text:p>
          </table:table-cell>
          <table:table-cell office:value-type="string" calcext:value-type="string">
            <text:p>1967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84" meta:object-count="0"/>
    <meta:user-defined meta:name="AppVersion">3.0</meta:user-defined>
  </office:meta>
</office:document-meta>
</file>